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Exact, Discrete, Multi-objective Optimization</text:h>
      <text:p text:style-name="P1">Atulan Zaman, Ming-Ho Yee, Chris Kleynhans, Joseph Hong<text:line-break/>{a3zaman, m5yee, cpkleynh, yshong}@uwaterloo.ca</text:p>
      <text:p text:style-name="P1"/>
      <text:p text:style-name="P2">Multi-objective optimization is a category of engineering problems which involve finding an optimal solution, or a collection of optimized solutions given certain entities, the constraints between these entities, a metric system to define the distribution of optimization choices and a multi-objective criteria that the problems needs to be optimized for. This project embraces a research problem of taking a certain multi-objective algorithm called the “Guided Improvement Algorithm” and explores techniques to optimize the algorithm by improving the way it calls the SAT solver and also ways of pruning the solution space. The design approach would first involve academic exploration of related works on search algorithm optimization followed by prototyping and implementation of the optimization ideas. The scope of this project is limited to improving the “Guided Improvement Algorithm” and evaluating its performance by applying it to practical use cases identified in the areas of civil and aerospace engineering. There are numerous use-cases of multi-objective algorithms in engineering, however its practicality is limited by the runtime of these algorithms in relation to the number of metrics and objectives any useful model tend to have. Our work would allow users to model more complex engineering systems using multi-objective optimization, faster.<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tulan </meta:initial-creator>
    <meta:creation-date>2013-05-23T17:37:43</meta:creation-date>
    <dc:date>2013-05-23T18:15:46</dc:date>
    <dc:creator>Atulan </dc:creator>
    <meta:editing-duration>PT7M32S</meta:editing-duration>
    <meta:editing-cycles>2</meta:editing-cycles>
    <meta:generator>LibreOffice/3.4$Linux LibreOffice_project/340m1$Build-402</meta:generator>
    <meta:document-statistic meta:table-count="0" meta:image-count="0" meta:object-count="0" meta:page-count="1" meta:paragraph-count="3" meta:word-count="214" meta:character-count="1510" meta:non-whitespace-character-count="1298"/>
  </office:meta>
</office:document-meta>
</file>